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break-before="column"/>
    </style:style>
    <style:style style:name="P2" style:family="paragraph" style:parent-style-name="Text_20_body" style:master-page-name="Standard">
      <style:paragraph-properties style:page-number="auto"/>
    </style:style>
    <style:style style:name="T1" style:family="text">
      <style:text-properties fo:language="sv" fo:country="SE"/>
    </style:style>
    <style:style style:name="T2" style:family="text">
      <style:text-properties fo:language="da" fo:country="DK"/>
    </style:style>
    <style:style style:name="T3" style:family="text">
      <style:text-properties fo:language="pt" fo:country="PT"/>
    </style:style>
    <style:style style:name="T4" style:family="text">
      <style:text-properties fo:language="nl" fo:country="NL"/>
    </style:style>
    <style:style style:name="T5" style:family="text">
      <style:text-properties fo:language="zh" fo:country="TW" style:language-asian="zh" style:country-asian="TW"/>
    </style:style>
    <style:style style:name="T6" style:family="text">
      <style:text-properties fo:language="fr" fo:country="FR"/>
    </style:style>
    <style:style style:name="T7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nnhets- og forsoningskommisjonens intervjuguide</text:p>
      <text:p text:style-name="Text_20_body"/>
      <text:p text:style-name="Text_20_body"/>
      <text:p text:style-name="Text_20_body">Innholdsfortegnelse</text:p>
      <text:p text:style-name="Text_20_body"/>
      <text:p text:style-name="Text_20_body"><text:span text:style-name="T1">1<text:tab/>Intervjuguide<text:tab/>3</text:span></text:p>
      <text:p text:style-name="Text_20_body">1.1<text:tab/>Bakgrunn<text:tab/>3</text:p>
      <text:p text:style-name="Text_20_body">1.2<text:tab/>Intervju om fornorsking og urett<text:tab/>4</text:p>
      <text:p text:style-name="Text_20_body">1.2.1<text:tab/>Narrativt intervju og tematisk intervju<text:tab/>4</text:p>
      <text:p text:style-name="Text_20_body">1.3<text:tab/>Intervju i praksis<text:tab/>5</text:p>
      <text:p text:style-name="Text_20_body">1.3.1<text:tab/>Forberedelse<text:tab/>5</text:p>
      <text:p text:style-name="Text_20_body">1.3.2<text:tab/>Gjennomf<text:span text:style-name="T2">ø</text:span>ring<text:tab/>5</text:p>
      <text:p text:style-name="Text_20_body">1.3.3<text:tab/>Etterarbeid<text:tab/>6</text:p>
      <text:p text:style-name="Text_20_body">1.3.4<text:tab/>Analyse<text:tab/>6</text:p>
      <text:p text:style-name="Text_20_body"><text:span text:style-name="T3">2<text:tab/>Metadata<text:tab/>7</text:span></text:p>
      <text:p text:style-name="Text_20_body"/>
      <text:p text:style-name="Text_20_body"/>
      <text:p text:style-name="Text_20_body">Intervjuguide</text:p>
      <text:p text:style-name="Text_20_body">Bakgrunn</text:p>
      <text:p text:style-name="Text_20_body">Sannhets- og forsoningskommisjonen gransker fornorskingspolitikk og urett overfor samer, kvener, norskfinner og skogfinner. Den best<text:span text:style-name="T2">å</text:span>r av 11 fagpersoner og ledes av Dagfinn H<text:span text:style-name="T2">ø</text:span>ybr<text:span text:style-name="T2">å</text:span>ten. Kommisjonen er oppnevnt av Stortinget og arbeider uavhengig. Granskingens form<text:span text:style-name="T2">å</text:span>l er å legge grunnlag for anerkjennelse av samers, kveners, norskfinners og skogfinners erfaringer i m<text:span text:style-name="T2">ø</text:span>te med norske myndigheters politikk, og de konsekvensene disse har hatt for dem som grupper og individer.</text:p>
      <text:p text:style-name="Text_20_body">Sannhets- og forsoningskommisjonen skal dokumentere historiene til de ber<text:span text:style-name="T2">ø</text:span>rte personene som ledd i å granske fornorskingspolitikk og urett overfor samer, kvener/norskfinner og skogfinner. I sitt arbeid skal kommisjonen ta utgangspunkt i allerede eksisterende forskning. Kommisjonen skal kartlegge fornorskingspolitikken, dens konsekvenser og virkninger for enkeltpersoner og grupper helt frem til i dag. For å avdekke kunnskapshull i den eksisterende forskningen kan kommisjonen unders<text:span text:style-name="T2">ø</text:span>ke annet kildemateriale for å kartlegge, beskrive eller dokumentere bestemte tema. Kommisjonen skal videre ta utgangspunkt i gruppenes egen forst<text:span text:style-name="T2">å</text:span>else av sin historie, og s<text:span text:style-name="T2">ø</text:span>rge for at personer fra ber<text:span text:style-name="T2">ø</text:span><text:span text:style-name="T4">rte milj</text:span><text:span text:style-name="T2">øer få</text:span>r fortelle sine personlige erfaringer og historier om fornorsking og urett, og hvordan dette har p<text:span text:style-name="T2">å</text:span>virket eller p<text:span text:style-name="T2">å</text:span>virker deres livssituasjon.</text:p>
      <text:p text:style-name="Text_20_body">Som en del av dette gjennomf<text:span text:style-name="T2">ø</text:span>rer Sannhets- og forsoningskommisjonen intervjuer for å dokumentere fornorskingens virkninger og for å legge til rette for at enkeltpersoner f<text:span text:style-name="T2">å</text:span>r mulighet til å fortelle sin historie. Innsamlet intervjumateriale inng<text:span text:style-name="T2">å</text:span>r i Sannhets- og forsoningskommisjonens grunnlagsmateriale og vil bli arkivert på forsvarlig m<text:span text:style-name="T2">å</text:span>te i kommisjonens arkiv. De som blir intervjuet kan trekke tilbake intervjuet under kommisjonens arbeid. Kommisjonens arkiv overleveres Arkivverket og forvaltes videre etter retningslinjer fastsatt av kommisjonen n<text:span text:style-name="T2">å</text:span>r kommisjonens arbeid er avsluttet.</text:p>
      <text:p text:style-name="Text_20_body"/>
      <text:p text:style-name="Text_20_body"/>
      <text:p text:style-name="Text_20_body"/>
      <text:p text:style-name="Text_20_body"><text:soft-page-break/>Intervju om fornorskingens virkninger inneb<text:span text:style-name="T2">æ</text:span>rer tema som kan v<text:span text:style-name="T2">æ</text:span>re sensitive for den som blir intervjuet. I tillegg kan intervjumaterialet inneholde sensitive opplysninger om tredjepersoner. Derfor må intervjuer ta til hensyn til at personer kan ha opplevd fornorsking som en traumatisk og smertefull prosess. Det å <text:span text:style-name="T2">miste kultur, språ</text:span>k og identitet enten helt eller delvis kan også oppleves skambelagt. For mange kan det v<text:span text:style-name="T2">æ</text:span>re vanskelig å prate om det de har tiet om eller ikke har v<text:span text:style-name="T2">æ</text:span>rt <text:span text:style-name="T2">å</text:span>pne om over lang tid. I en slik sammenheng er det viktig at alle som blir intervjuet blir m<text:span text:style-name="T2">ø</text:span>tt med respekt.</text:p>
      <text:p text:style-name="Text_20_body">Intervjuer skal skape trygghet og oppnå tillit hos personer som blir intervjuet. Intervju i urfolks- og minoritetssamfunn krever dessuten en s<text:span text:style-name="T2">æ</text:span>rlig bevissthet om maktforhold og hvordan de har virket, og kan virke inn, også på forhold i selve intervjusituasjonen. </text:p>
      <text:p text:style-name="Text_20_body">Sannhets- og forsoningskommisjonen samarbeider med Finnmarkssykehuset gjennom SANKS. SANKS yter spesialisthelsetjenester i psykisk helse og gir kulturkompetent medisinskfaglig r<text:span text:style-name="T2">å</text:span>dgivning til kommisjonen. SANKS hjelper også personer som <text:span text:style-name="T2">ø</text:span>nsker det i forbindelse med Sannhets- og forsoningskommisjonens arbeid. SANKS tilbyr krise- og st<text:span text:style-name="T2">ø</text:span>ttesamtaler og vil ved behov veilede aktuelle personer for videre henvisning til kommunen eller til spesialisthelsetjenesten. Dette gjelder s<text:span text:style-name="T2">æ</text:span>rlig personer som har formidlet sin historie knyttet til fornorskingspolitikk og urett. </text:p>
      <text:p text:style-name="Text_20_body"/>
      <text:p text:style-name="Text_20_body"/>
      <text:p text:style-name="Text_20_body">I Sannhets- og forsoningskommisjonens arbeid skal intervjumaterialet bringe frem sentrale problemstillinger. Det vil vise sammenhenger og m<text:span text:style-name="T2">ø</text:span>nstre i fornorskingspolitikken, dens historie og konsekvenser for dagens situasjon for de ulike gruppene. Intervjumaterialet vil samtidig belyse hendelser der ber<text:span text:style-name="T2">ø</text:span>rte enkeltpersoner og grupper har blitt p<text:span text:style-name="T2">å</text:span>virket av fornorskingen i ulike livssituasjoner og -faser. </text:p>
      <text:p text:style-name="Text_20_body">Intervju er ofte brukt som metode n<text:span text:style-name="T2">å</text:span>r man trenger materiale som gir kunnskap om bestemte temaer eller bringer oss n<text:span text:style-name="T2">æ</text:span>rmere opplevd liv. Det kan gi innblikk i livsverdenen slik den erfares og oppleves i menneskers daglige liv. I tillegg kan intervju gi tilgang til s<text:span text:style-name="T2">æ</text:span>rlig kunnskap om sentrale aspekter ved aktuelle tema. Sannhets- og forsoningskommisjonen bruker to ulike intervjumetoder: narrativt intervju (personlige historier) og semistrukturert tematisk intervju.</text:p>
      <text:p text:style-name="Text_20_body">Sannhets- og forsoningskommisjonen benytter i sitt arbeid alle spr<text:span text:style-name="T2">å</text:span>k som er knyttet til samiske, kvenske, norskfinske og skogfinske milj<text:span text:style-name="T2">ø</text:span>er. Dette gjelder også for intervju. De som blir intervjuet kan bruke det spr<text:span text:style-name="T2">å</text:span><text:span text:style-name="T4">ket de f</text:span><text:span text:style-name="T2">ø</text:span>ler er mest naturlig i intervjusituasjonen. Dersom intervjuer beh<text:span text:style-name="T2">ø</text:span>ver tolk må dette planlegges på forh<text:span text:style-name="T2">å</text:span>nd.</text:p>
      <text:p text:style-name="Text_20_body"/>
      <text:p text:style-name="Text_20_body">Narrativt intervju</text:p>
      <text:p text:style-name="Text_20_body">Narrativt intervju (personlig historie) er en metode for å samle inn individers og gruppers egne historier, og er egnet til å få fram deres egen forst<text:span text:style-name="T2">å</text:span>else av historien. En narrativ metode, der personer f<text:span text:style-name="T2">å</text:span>r fortelle sin historie fritt uten vesentlig inngripen fra intervjuer, gir rom for annerkjennelse av samers, kveners, norskfinners og skogfinners erfaringer i m<text:span text:style-name="T2">ø</text:span>te med fornorskingspolitikken, hvordan den ble praktisert og hva slags virkninger ulike (assimilerende) praksiser har hatt i deres liv. Subjektive beretninger gir et st<text:span text:style-name="T2">ø</text:span>rre og mer mangfoldig bilde av de ber<text:span text:style-name="T2">ø</text:span><text:span text:style-name="T4">rte milj</text:span><text:span text:style-name="T2">ø</text:span>enes erfaringer og belyser samtidig historiske hendelser.</text:p>
      <text:p text:style-name="Text_20_body">Narrative intervju er ikke ment å dekke spesifikke temaer om fornorsking eller gi n<text:span text:style-name="T2">ø</text:span>yaktig informasjon om hendelser og praksis. I narrative intervju er fokus på historier og perspektiver som fortelleren <text:span text:style-name="T2">ø</text:span>nsker å dele med Sannhets- og forsoningskommisjonen. Intervjuene skal bringe frem enkeltindividers perspektiv av opplevd fornorsking og urett. Det å <text:span text:style-name="T2">kunne st</text:span>å frem med sin egen historie kan i seg selv virke forsonende.</text:p>
      <text:p text:style-name="Text_20_body"/>
      <text:p text:style-name="Text_20_body">Tematisk intervju</text:p>
      <text:p text:style-name="Text_20_body">Semistrukturert tematisk intervju er en metode som er mye brukt i kvalitativ forskning. I kommisjonsarbeidet vil tematisk intervju v<text:span text:style-name="T2">æ</text:span>re vesentlig for å kartlegge, beskrive eller dokumentere bestemte tema for å dekke kunnskapshull.</text:p>
      <text:p text:style-name="Text_20_body">Til denne intervjuformen velger kommisjonen ressurspersoner (muitaleaddji, muisteliija, soptsest<text:span text:style-name="T2">æ</text:span>jja, substsastiddje, kertoja) som kan bidra med spesifikk kunnskap til kommisjonens arbeid. I noen tilfeller kan kommisjonen vurdere å gjennomf<text:span text:style-name="T2">ø</text:span>re tematisk intervju også i form av fokusgruppeintervju.</text:p>
      <text:p text:style-name="Text_20_body"/>
      <text:p text:style-name="Text_20_body"/>
      <text:p text:style-name="Text_20_body">Intervju har fire faser: forberedelse, gjennomf<text:span text:style-name="T2">ø</text:span>ring, etterarbeid og analyse. </text:p>
      <text:p text:style-name="Text_20_body"/>
      <text:p text:style-name="Text_20_body">Intervju begynner med faglig kunnskapsinnhenting. I Sannhets- og forsoningskommisjonens arbeid er det viktig at intervjuer reflekterer over f<text:span text:style-name="T2">ø</text:span><text:span text:style-name="T4">lgende sp</text:span><text:span text:style-name="T2">ø</text:span>rsm<text:span text:style-name="T2">å</text:span>l i forkant av b<text:span text:style-name="T2">å</text:span>de narrativt og tematisk intervju:</text:p>
      <text:p text:style-name="Text_20_body">Hvilke utfordringer har samer, kvener, norskfinner og skogfinner m<text:span text:style-name="T2">ø</text:span><text:span text:style-name="T1">tt i livsl</text:span><text:span text:style-name="T2">ø</text:span><text:span text:style-name="T5">pet?</text:span></text:p>
      <text:p text:style-name="Text_20_body"><text:span text:style-name="T2">Hvordan har det væ</text:span>rt å v<text:span text:style-name="T2">æ</text:span>re samisk, kvensk, norskfinsk og skogfinsk i Norge? F<text:span text:style-name="T2">ø</text:span><text:span text:style-name="T5">r? N</text:span><text:span text:style-name="T2">å</text:span><text:span text:style-name="T5">?</text:span></text:p>
      <text:p text:style-name="Text_20_body">Hva har skjedd i fornorskingsprosessen? Hvordan ble den opplevd?</text:p>
      <text:p text:style-name="Text_20_body">Hva og hvordan kan det ha blitt <text:span text:style-name="T6">«</text:span>enklere» å v<text:span text:style-name="T2">æ</text:span>re samisk, kvensk osv. i Norge? Hva kan en bidra med? Hva andre kan bidra med?</text:p>
      <text:p text:style-name="Text_20_body">N<text:span text:style-name="T2">å</text:span>r intervjuer forbereder seg til tematisk intervju skal hun eller han skaffe n<text:span text:style-name="T2">ø</text:span>dvendig bakgrunnskunnskap om tema på forh<text:span text:style-name="T2">å</text:span>nd, og lage tematiske sp<text:span text:style-name="T2">ø</text:span>rsm<text:span text:style-name="T2">å</text:span>l eller stikkord. Et godt r<text:span text:style-name="T2">åd er at spø</text:span>rsm<text:span text:style-name="T2">å</text:span>lene skal v<text:span text:style-name="T2">æ</text:span>re deskriptive i form (hva og hvordan sp<text:span text:style-name="T2">ø</text:span>rsm<text:span text:style-name="T2">å</text:span>l). En b<text:span text:style-name="T2">ø</text:span>r unngå å ha for abstrakte, generelle, eller for ledende sp<text:span text:style-name="T2">ø</text:span>rsm<text:span text:style-name="T2">å</text:span><text:span text:style-name="T3">l.</text:span></text:p>
      <text:p text:style-name="Text_20_body"><text:soft-page-break/>Intervju skal helst tas opp med lydopptaker eller videokamera med ekstern mikrofon. Intervjuer må gj<text:span text:style-name="T2">ø</text:span>re seg kjent med utstyret i forkant (sjekk batteriet, lydniv<text:span text:style-name="T2">å</text:span>, bruk av mikrofon, osv.). Hvis en ikke kan gj<text:span text:style-name="T2">ø</text:span>re lydopptak skal det tas notater. </text:p>
      <text:p text:style-name="Text_20_body">Intervju skal finne sted på en rolig plass der det er ikke noe som kan forstyrre situasjonen, og der man kan oppnå trygg og god stemning. Intervjuer skal s<text:span text:style-name="T2">ø</text:span>rge for at ressursperson kan få kaffe, te eller vann å <text:span text:style-name="T2">drikke, og ha lommetø</text:span>rkle tilgjengelig hvis det trengs.</text:p>
      <text:p text:style-name="Text_20_body"/>
      <text:p text:style-name="Text_20_body">Gjennomf<text:span text:style-name="T2">ø</text:span>ring </text:p>
      <text:p text:style-name="Text_20_body">Intervjuer starter intervjuet med å fortelle intervjuets form<text:span text:style-name="T2">å</text:span>l b<text:span text:style-name="T2">å</text:span>de n<text:span text:style-name="T2">å</text:span>r det gjelder tematisk intervju og narrativt intervju (personlige historie). Det er viktig å forberede ressurspersonen på intervjusituasjon og tidsbruk. Deretter skal samtykkeskjema gjennomg<text:span text:style-name="T2">å</text:span>s og underskrives f<text:span text:style-name="T2">ø</text:span>r lydopptak eller notatskriving igangsettes. B<text:span text:style-name="T2">å</text:span>de lydopptak og notater av intervju skal inneholde informasjon om intervjuets dato, sted, intervjuer og ressursperson. </text:p>
      <text:p text:style-name="Text_20_body">I tematisk intervju fungerer sp<text:span text:style-name="T2">ø</text:span>rsm<text:span text:style-name="T2">å</text:span>l laget i forberedelsesfasen som veiledning, og tematisk rekkef<text:span text:style-name="T2">ø</text:span>lge i intervjusituasjonen bestemmes underveis. Intervjuer skal f<text:span text:style-name="T2">ø</text:span>lge ressurspersonens fortelling, og sp<text:span text:style-name="T2">ø</text:span>rsm<text:span text:style-name="T2">å</text:span>lene skal knyttes opp mot hennes eller hans naturlige m<text:span text:style-name="T2">å</text:span>te å fortelle og forholde seg til temaet p<text:span text:style-name="T2">å</text:span>. På denne m<text:span text:style-name="T2">å</text:span>ten gis det rom for at det kan tas opp temaer som ikke er planlagt på forh<text:span text:style-name="T2">å</text:span>nd, men som ressurspersonen ser som relevant å fortelle om til kommisjonen. Intervjuer skal v<text:span text:style-name="T2">æ</text:span>re m<text:span text:style-name="T2">å</text:span>lbevisst og fokusert på intervjuets relevans for granskningsarbeidet. Intervjuer b<text:span text:style-name="T2">ør derfor væ</text:span>re oppmerksom på at samtalen ikke tar en retning som er irrelevant for kommisjonens arbeid, og skal bidra til å lede samtalen tilbake på rett spor.</text:p>
      <text:p text:style-name="Text_20_body">Intervjuer skal gi informasjon til ressurspersoner om SANKS tilbud f<text:span text:style-name="T2">ø</text:span>r intervjusituasjonen avsluttes. Personer kan ta kontakt med SANKS direkte selv eller be om at intervjuer videreformidler kontaktinformasjon til SANKS. SANKS f<text:span text:style-name="T2">ø</text:span>lger opp videre med krise- eller st<text:span text:style-name="T2">ø</text:span>ttesamtaler (1-3 samtaler), og kan ved behov veilede personer til kommunens helsetilbud eller spesialisthelsetjeneste.</text:p>
      <text:p text:style-name="Text_20_body">SANKS kan kontaktes på tlf. 46 88 11 62 / 46 82 62 89 eller på mail: SANKS.Sannhetskommisjon@finnmarkssykehuset.no</text:p>
      <text:p text:style-name="Text_20_body"/>
      <text:p text:style-name="Text_20_body">Etterarbeid</text:p>
      <text:p text:style-name="Text_20_body">N<text:span text:style-name="T2">å</text:span>r et intervju er gjennomf<text:span text:style-name="T2">ø</text:span>rt, skal intervjuer sjekke notatene og kvaliteten på lydopptaket. Lydopptaket skal lagres på en trygg plass med navn (SFKOMM ‘Sannhets- og forsoningskommisjon’, TI ‘Tematisk intervju og NI ‘Narrativt intervju’):</text:p>
      <text:p text:style-name="Text_20_body">SFKOMM_NI _fylke_ddmmyear.(wav/txt)</text:p>
      <text:p text:style-name="Text_20_body">SFKOMM_TI_hovedtema_fylke_ddmmyear.(wav/txt)</text:p>
      <text:p text:style-name="Text_20_body">Det anbefales at intervjuer ferdigstiller notatet fra intervjuet med en gang det er avsluttet. Notater skal lagres som .txt-dokument med samme navn som lydopptaket (hoveddokument).</text:p>
      <text:p text:style-name="Text_20_body"/>
      <text:p text:style-name="Text_20_body">Analyse</text:p>
      <text:p text:style-name="Text_20_body">Registrering av metadata er b<text:span text:style-name="T2">å</text:span>de den siste fasen av intervju, og den f<text:span text:style-name="T2">ø</text:span>rste fasen av analyse. Intervjuer skal bruke metadataskjema til registering av metadata. </text:p>
      <text:p text:style-name="P1"/>
      <text:p text:style-name="Text_20_body"/>
      <text:p text:style-name="Text_20_body"/>
      <text:p text:style-name="Text_20_body"><text:span text:style-name="T3">Metadata</text:span></text:p>
      <text:p text:style-name="Text_20_body"/>
      <text:p text:style-name="Text_20_body">Metadata er informasjon om innsamlet og arkivert data. Den spesifiserer konteksten til data, men kan også fungere som n<text:span text:style-name="T2">økkelord for </text:span>å definere viktig datainnhold. Med metadata blir informasjonen s<text:span text:style-name="T2">ø</text:span>kbar i kommisjonens arkiv og det er mulig å finne spesifikk informasjon i store mengder av data.</text:p>
      <text:p text:style-name="Text_20_body">Metadata om fornorsking skal bidra til Sannhets- og forsoningskommisjonen arbeid spesielt i analysefasen og arkiveringsprosessen. Metadata skal brukes for alt grunnlags- og intervjumateriell. For å strukturere metadata benyttes metadataskjema. For å bidra til systematisk og sammenlignbar s<text:span text:style-name="T2">ø</text:span>kemulighet skal intervjuer bruke n<text:span text:style-name="T2">ø</text:span>kkelordliste i metadataskjema. Det kan legges til utfyllende ord som beskriver viktig innhold i intervjuet. Metadata skal registreres b<text:span text:style-name="T2">å</text:span>de på norsk og på <text:span text:style-name="T2">det språ</text:span>ket som blir brukt under intervjuet.</text:p>
      <text:p text:style-name="Text_20_body"/>
      <text:p text:style-name="Text_20_body"/>
      <text:p text:style-name="Text_20_body"><text:soft-page-break/>METADATASKJEMA</text:p>
      <text:p text:style-name="Text_20_body">Sak/arkivnummer: (sekretariatet fyller inn)<text:line-break/>Intervju: (lydfil eller tekstdokument)</text:p>
      <text:p text:style-name="Text_20_body"/>
      <text:p text:style-name="Text_20_body">Bakgrunnsinformasjon om intervju</text:p>
      <text:p text:style-name="Text_20_body">Intervju ble gjennomf<text:span text:style-name="T2">ø</text:span>rt (sted, dato): _________________________________</text:p>
      <text:p text:style-name="Text_20_body">Intervjuer: <text:s/>_______________________________________________________<text:line-break/></text:p>
      <text:p text:style-name="Text_20_body">Bakgrunnsinformasjon om ressursperson</text:p>
      <text:p text:style-name="Text_20_body"><text:span text:style-name="T2">:<text:tab/><text:tab/>Mann<text:tab/><text:tab/>Kvinne<text:tab/><text:tab/>Annet</text:span></text:p>
      <text:p text:style-name="Text_20_body">: <text:tab/><text:tab/>-18<text:tab/> <text:tab/>18-29<text:tab/><text:tab/>30-49<text:tab/><text:tab/>50-67<text:tab/><text:tab/>67-</text:p>
      <text:p text:style-name="Text_20_body"><text:tab/>Bor alene, bor med barn, bor med partner, bor med partner og barn, bor med foreldre, annet</text:p>
      <text:p text:style-name="Text_20_body"><text:span text:style-name="T7"><text:s/>Er f</text:span><text:span text:style-name="T2">ø</text:span>dt i _____________________. Har bodd i ______________________________ ___________________ mer enn ett <text:span text:style-name="T2">å</text:span>r.</text:p>
      <text:p text:style-name="Text_20_body"><text:s/>ingen, grunnskole _____ <text:span text:style-name="T2">å</text:span>r, videreg<text:span text:style-name="T2">å</text:span>ende skole ____ <text:span text:style-name="T2">å</text:span>r, <text:line-break/>h<text:span text:style-name="T2">ø</text:span>yere utdanning ____________</text:p>
      <text:p text:style-name="Text_20_body"><text:s/>_______________</text:p>
      <text:p text:style-name="Text_20_body">: ________________ ___________________________________________________________________________</text:p>
      <text:p text:style-name="Text_20_body"/>
      <text:p text:style-name="Text_20_body">Beskriv sentrale tema i intervju med n<text:span text:style-name="T2">ø</text:span>kkelord eller korte setninger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Arial Unicode MS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Arial Unicode MS" style:font-size-asian="10pt" style:language-asian="nb" style:country-asian="NO" style:font-name-complex="Times New Roman1" style:font-size-complex="10pt" style:language-complex="ar" style:country-complex="SA" loext:padding="0cm" loext:border="none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Thomas Brevik Kjærstad</dc:creator>
    <meta:editing-cycles>2</meta:editing-cycles>
    <meta:creation-date>2020-11-01T22:46:00</meta:creation-date>
    <dc:date>2020-11-01T22:46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4" meta:paragraph-count="67" meta:word-count="1656" meta:character-count="11964" meta:non-whitespace-character-count="10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